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Helvetica" svg:font-family="Helvetic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Footer">
      <style:text-properties style:font-name="Arial" fo:font-size="10pt" style:font-size-asian="10pt"/>
    </style:style>
    <style:style style:name="P2" style:family="paragraph" style:parent-style-name="No_20_Spacing">
      <style:text-properties fo:color="#44546a" loext:opacity="100%" style:font-name="Times New Roman" fo:font-size="13pt" fo:font-weight="bold" style:font-size-asian="13pt" style:font-weight-asian="bold" style:font-size-complex="16pt"/>
    </style:style>
    <style:style style:name="P3" style:family="paragraph" style:parent-style-name="No_20_Spacing">
      <style:text-properties fo:color="#44546a" loext:opacity="100%" style:font-name="Times New Roman" fo:font-size="13pt" fo:font-weight="bold" officeooo:rsid="001e409d" officeooo:paragraph-rsid="001e409d" style:font-size-asian="13pt" style:font-weight-asian="bold" style:font-size-complex="16pt"/>
    </style:style>
    <style:style style:name="P4" style:family="paragraph" style:parent-style-name="Normal">
      <style:paragraph-properties fo:margin-top="0.1665in" fo:margin-bottom="0.0417in" style:contextual-spacing="false" fo:text-align="center" style:justify-single-word="false"/>
      <style:text-properties fo:color="#44546a" loext:opacity="100%" style:font-name="Times New Roman" fo:font-size="18pt" fo:font-weight="bold" officeooo:rsid="001e409d" officeooo:paragraph-rsid="001e409d" style:font-name-asian="Helvetica" style:font-size-asian="18pt" style:font-weight-asian="bold" style:font-size-complex="16pt"/>
    </style:style>
    <style:style style:name="P5" style:family="paragraph" style:parent-style-name="No_20_Spacing">
      <style:text-properties fo:color="#000000" loext:opacity="100%" style:font-name="Times New Roman" fo:font-size="2pt" style:font-size-asian="2pt"/>
    </style:style>
    <style:style style:name="P6" style:family="paragraph" style:parent-style-name="Normal">
      <style:paragraph-properties fo:margin-top="0in" fo:margin-bottom="0.0835in" style:contextual-spacing="false" fo:text-align="center" style:justify-single-word="false"/>
      <style:text-properties fo:color="#000000" loext:opacity="100%" style:font-name="Times New Roman" fo:font-size="4pt" fo:font-weight="bold" style:font-name-asian="Helvetica" style:font-size-asian="4pt" style:font-weight-asian="bold"/>
    </style:style>
    <style:style style:name="P7" style:family="paragraph" style:parent-style-name="Normal">
      <style:paragraph-properties fo:margin-top="0in" fo:margin-bottom="0.0835in" style:contextual-spacing="false" fo:text-align="center" style:justify-single-word="false"/>
      <style:text-properties fo:color="#000000" loext:opacity="100%" style:font-name="Times New Roman" fo:font-size="12pt" fo:font-weight="bold" style:font-name-asian="Helvetica" style:font-size-asian="12pt" style:font-weight-asian="bold"/>
    </style:style>
    <style:style style:name="P8" style:family="paragraph" style:parent-style-name="Normal">
      <style:paragraph-properties fo:margin-top="0.1665in" fo:margin-bottom="0.0417in" style:contextual-spacing="false" fo:text-align="center" style:justify-single-word="false"/>
      <style:text-properties fo:color="#000000" loext:opacity="100%" style:font-name="Times New Roman" fo:font-size="12pt" fo:font-weight="bold" style:font-name-asian="Helvetica" style:font-size-asian="12pt" style:font-weight-asian="bold"/>
    </style:style>
    <style:style style:name="P9" style:family="paragraph" style:parent-style-name="Normal">
      <style:paragraph-properties fo:margin-top="0in" fo:margin-bottom="0.0835in" style:contextual-spacing="false" fo:text-align="center" style:justify-single-word="false"/>
      <style:text-properties fo:color="#000000" loext:opacity="100%" style:font-name="Times New Roman" fo:font-size="12pt" fo:font-weight="bold" officeooo:rsid="001e409d" officeooo:paragraph-rsid="001e409d" style:font-name-asian="Helvetica" style:font-size-asian="12pt" style:font-weight-asian="bold"/>
    </style:style>
    <style:style style:name="P10" style:family="paragraph" style:parent-style-name="Normal">
      <style:paragraph-properties fo:margin-top="0in" fo:margin-bottom="0.25in" style:contextual-spacing="false" fo:text-align="end" style:justify-single-word="false"/>
      <style:text-properties fo:color="#000000" loext:opacity="100%" style:font-name="Times New Roman" fo:font-size="11pt" style:font-name-asian="Helvetica" style:font-size-asian="11pt"/>
    </style:style>
    <style:style style:name="P11" style:family="paragraph" style:parent-style-name="Normal">
      <style:paragraph-properties fo:margin-top="0in" fo:margin-bottom="0.0835in" style:contextual-spacing="false"/>
      <style:text-properties fo:color="#ffffff" loext:opacity="100%" style:font-name="Garamond" fo:font-size="1pt" fo:font-weight="bold" style:font-name-asian="Helvetica" style:font-size-asian="1pt" style:font-weight-asian="bold"/>
    </style:style>
    <style:style style:name="P12" style:family="paragraph" style:parent-style-name="Normal">
      <style:text-properties fo:color="#ffffff" loext:opacity="100%" fo:font-size="20pt" style:font-size-asian="20pt"/>
    </style:style>
    <style:style style:name="P13" style:family="paragraph" style:parent-style-name="No_20_Spacing">
      <style:text-properties fo:color="#ffffff" loext:opacity="100%" style:font-name="Times New Roman" fo:font-size="39pt" fo:font-weight="bold" officeooo:rsid="001e409d" officeooo:paragraph-rsid="001e409d" style:font-size-asian="39pt" style:font-weight-asian="bold"/>
    </style:style>
    <style:style style:name="P14" style:family="paragraph" style:parent-style-name="Normal">
      <style:paragraph-properties fo:margin-top="0in" fo:margin-bottom="0.0835in" style:contextual-spacing="false" fo:text-align="center" style:justify-single-word="false"/>
      <style:text-properties officeooo:paragraph-rsid="001e409d"/>
    </style:style>
    <style:style style:name="P15" style:family="paragraph" style:parent-style-name="Bulleted_20_List">
      <style:text-properties fo:color="#595959" loext:opacity="100%" style:font-name="Times New Roman" fo:font-size="12pt" fo:letter-spacing="0.0035in" fo:font-weight="bold" officeooo:rsid="0024f93d" officeooo:paragraph-rsid="0024f93d" style:letter-kerning="true" style:font-name-asian="Helvetica" style:font-size-asian="12pt" style:font-weight-asian="bold" style:font-size-complex="26pt"/>
    </style:style>
    <style:style style:name="P16" style:family="paragraph" style:parent-style-name="Bulleted_20_List" style:list-style-name="LFO1">
      <style:text-properties fo:color="#595959" loext:opacity="100%" style:font-name="Times New Roman" fo:font-size="12pt" fo:letter-spacing="0.0035in" fo:font-weight="bold" officeooo:rsid="0024f93d" officeooo:paragraph-rsid="002e0632" style:letter-kerning="true" style:font-name-asian="Helvetica" style:font-size-asian="12pt" style:font-weight-asian="bold" style:font-size-complex="26pt"/>
    </style:style>
    <style:style style:name="P17" style:family="paragraph" style:parent-style-name="Bulleted_20_List">
      <style:text-properties fo:color="#595959" loext:opacity="100%" style:font-name="Times New Roman" fo:font-size="12pt" fo:letter-spacing="0.0035in" fo:font-weight="bold" officeooo:rsid="00223756" officeooo:paragraph-rsid="00223756" style:letter-kerning="true" style:font-name-asian="Helvetica" style:font-size-asian="12pt" style:font-weight-asian="bold" style:font-size-complex="26pt"/>
    </style:style>
    <style:style style:name="P18" style:family="paragraph" style:parent-style-name="Bulleted_20_List" style:list-style-name="LFO1">
      <style:text-properties fo:color="#595959" loext:opacity="100%" style:font-name="Times New Roman" fo:font-size="12pt" fo:letter-spacing="0.0035in" fo:font-weight="bold" officeooo:rsid="00223756" officeooo:paragraph-rsid="0024f93d" style:letter-kerning="true" style:font-name-asian="Helvetica" style:font-size-asian="12pt" style:font-weight-asian="bold" style:font-size-complex="26pt"/>
    </style:style>
    <style:style style:name="P19" style:family="paragraph" style:parent-style-name="Bulleted_20_List">
      <style:paragraph-properties fo:margin-top="0in" fo:margin-bottom="0.0835in" style:contextual-spacing="false"/>
      <style:text-properties fo:color="#595959" loext:opacity="100%" style:font-name="Times New Roman" fo:font-size="12pt" fo:letter-spacing="0.0035in" fo:font-weight="bold" officeooo:rsid="001fdc0b" officeooo:paragraph-rsid="001fdc0b" style:letter-kerning="true" style:font-name-asian="Helvetica" style:font-size-asian="12pt" style:font-weight-asian="bold" style:font-size-complex="26pt"/>
    </style:style>
    <style:style style:name="P20" style:family="paragraph" style:parent-style-name="Bulleted_20_List">
      <style:paragraph-properties fo:margin-top="0in" fo:margin-bottom="0.0835in" style:contextual-spacing="false"/>
      <style:text-properties fo:color="#595959" loext:opacity="100%" style:font-name="Times New Roman" fo:font-size="12pt" fo:letter-spacing="0.0035in" fo:font-weight="bold" officeooo:rsid="0020c8cd" officeooo:paragraph-rsid="0020c8cd" style:letter-kerning="true" style:font-name-asian="Helvetica" style:font-size-asian="12pt" style:font-weight-asian="bold" style:font-size-complex="26pt"/>
    </style:style>
    <style:style style:name="P21" style:family="paragraph" style:parent-style-name="Bulleted_20_List" style:list-style-name="LFO1">
      <style:paragraph-properties fo:margin-top="0in" fo:margin-bottom="0.0835in" style:contextual-spacing="false" fo:text-align="start" style:justify-single-word="false"/>
      <style:text-properties fo:color="#595959" loext:opacity="100%" style:font-name="Times New Roman" fo:font-size="12pt" fo:letter-spacing="0.0035in" fo:font-weight="bold" officeooo:rsid="0020c8cd" officeooo:paragraph-rsid="0025bb2a" style:letter-kerning="true" style:font-name-asian="Helvetica" style:font-size-asian="12pt" style:font-weight-asian="bold" style:font-size-complex="26pt"/>
    </style:style>
    <style:style style:name="P22" style:family="paragraph" style:parent-style-name="Bulleted_20_List">
      <style:paragraph-properties fo:margin-top="0in" fo:margin-bottom="0.0835in" style:contextual-spacing="false" fo:text-align="start" style:justify-single-word="false"/>
      <style:text-properties fo:color="#595959" loext:opacity="100%" style:font-name="Times New Roman" fo:font-size="12pt" fo:letter-spacing="0.0035in" fo:font-weight="bold" officeooo:rsid="0020c8cd" officeooo:paragraph-rsid="00223756" style:letter-kerning="true" style:font-name-asian="Helvetica" style:font-size-asian="12pt" style:font-weight-asian="bold" style:font-size-complex="26pt"/>
    </style:style>
    <style:style style:name="P23" style:family="paragraph" style:parent-style-name="Bulleted_20_List" style:list-style-name="LFO1">
      <style:paragraph-properties fo:margin-top="0in" fo:margin-bottom="0.0835in" style:contextual-spacing="false" fo:text-align="start" style:justify-single-word="false"/>
      <style:text-properties fo:color="#595959" loext:opacity="100%" style:font-name="Times New Roman" fo:font-size="12pt" fo:letter-spacing="0.0035in" fo:font-weight="bold" officeooo:rsid="002bd09e" officeooo:paragraph-rsid="002bd09e" style:letter-kerning="true" style:font-name-asian="Helvetica" style:font-size-asian="12pt" style:font-weight-asian="bold" style:font-size-complex="26pt"/>
    </style:style>
    <style:style style:name="P24" style:family="paragraph" style:parent-style-name="Bulleted_20_List" style:list-style-name="LFO1">
      <style:text-properties fo:color="#595959" loext:opacity="100%" style:font-name="Times New Roman" fo:font-size="12pt" fo:letter-spacing="0.0035in" fo:font-weight="bold" officeooo:rsid="002e0632" officeooo:paragraph-rsid="002e0632" style:letter-kerning="true" style:font-name-asian="Helvetica" style:font-size-asian="12pt" style:font-weight-asian="bold" style:font-size-complex="26pt"/>
    </style:style>
    <style:style style:name="P25" style:family="paragraph" style:parent-style-name="Bulleted_20_List" style:list-style-name="">
      <style:paragraph-properties fo:margin-top="0in" fo:margin-bottom="0.25in" style:contextual-spacing="false" fo:text-align="center" style:justify-single-word="false"/>
      <style:text-properties fo:color="#44546a" loext:opacity="100%" style:font-name="Times New Roman" fo:font-size="18pt" fo:font-weight="bold" officeooo:rsid="001fdc0b" officeooo:paragraph-rsid="001fdc0b" style:font-size-asian="18pt" style:font-weight-asian="bold" style:font-size-complex="18pt"/>
    </style:style>
    <style:style style:name="P26" style:family="paragraph" style:parent-style-name="Bulleted_20_List" style:list-style-name="">
      <style:paragraph-properties fo:margin-left="0.1701in" fo:margin-right="0in" fo:margin-top="0in" fo:margin-bottom="0.25in" style:contextual-spacing="false" fo:text-align="center" style:justify-single-word="false" fo:text-indent="-0.1701in" style:auto-text-indent="false">
        <style:tab-stops/>
      </style:paragraph-properties>
      <style:text-properties fo:color="#44546a" loext:opacity="100%" style:font-name="Times New Roman" fo:font-size="18pt" fo:font-weight="bold" officeooo:rsid="0020b13c" officeooo:paragraph-rsid="0020b13c" style:font-name-asian="Helvetica" style:font-size-asian="18pt" style:font-weight-asian="bold" style:font-size-complex="18pt"/>
    </style:style>
    <style:style style:name="P27" style:family="paragraph" style:parent-style-name="Bulleted_20_List">
      <style:paragraph-properties fo:margin-top="0in" fo:margin-bottom="0.0835in" style:contextual-spacing="false" fo:text-align="center" style:justify-single-word="false"/>
      <style:text-properties fo:color="#44546a" loext:opacity="100%" style:font-name="Times New Roman" fo:font-size="18pt" fo:letter-spacing="0.0035in" fo:font-weight="bold" officeooo:rsid="001fdc0b" officeooo:paragraph-rsid="00223756" style:letter-kerning="true" style:font-name-asian="Helvetica" style:font-size-asian="18pt" style:font-weight-asian="bold" style:font-size-complex="18pt"/>
    </style:style>
    <style:style style:name="P28" style:family="paragraph" style:parent-style-name="Bulleted_20_List" style:list-style-name="">
      <style:paragraph-properties fo:margin-left="0.1701in" fo:margin-right="0in" fo:margin-top="0in" fo:margin-bottom="0.25in" style:contextual-spacing="false" fo:text-indent="-0.1701in" style:auto-text-indent="false">
        <style:tab-stops/>
      </style:paragraph-properties>
    </style:style>
    <style:style style:name="P29" style:family="paragraph" style:parent-style-name="Heading_20_3">
      <loext:graphic-properties draw:fill="solid" draw:fill-color="#44546a" draw:opacity="100%"/>
      <style:paragraph-properties fo:background-color="#44546a"/>
      <style:text-properties fo:color="#ffffff" loext:opacity="100%" style:font-name="Times New Roman" fo:font-size="12pt" fo:letter-spacing="0.0035in" officeooo:rsid="001e409d" officeooo:paragraph-rsid="001e409d" style:letter-kerning="true" style:font-name-asian="Helvetica" style:font-size-asian="12pt" style:font-name-complex="Times New Roman" style:font-size-complex="26pt" style:font-weight-complex="normal"/>
    </style:style>
    <style:style style:name="P30" style:family="paragraph" style:parent-style-name="Heading_20_3">
      <loext:graphic-properties draw:fill="solid" draw:fill-color="#44546a" draw:opacity="100%"/>
      <style:paragraph-properties fo:background-color="#44546a"/>
      <style:text-properties fo:color="#ffffff" loext:opacity="100%" style:font-name="Times New Roman" fo:font-size="12pt" fo:letter-spacing="0.0035in" officeooo:paragraph-rsid="001fdc0b" style:letter-kerning="true" style:font-name-asian="Helvetica" style:font-size-asian="12pt" style:font-size-complex="26pt"/>
    </style:style>
    <style:style style:name="P31" style:family="paragraph" style:parent-style-name="Normal" style:master-page-name="MP0">
      <style:paragraph-properties style:page-number="auto" fo:break-before="page"/>
      <style:text-properties officeooo:paragraph-rsid="002ec0ea"/>
    </style:style>
    <style:style style:name="P32" style:family="paragraph" style:parent-style-name="Normal">
      <style:paragraph-properties fo:margin-top="0.1665in" fo:margin-bottom="0.0417in" style:contextual-spacing="false" fo:text-align="center" style:justify-single-word="false"/>
      <style:text-properties fo:color="#44546a" loext:opacity="100%" style:font-name="Times New Roman" fo:font-size="18pt" fo:letter-spacing="-0.0035in" fo:font-weight="bold" officeooo:rsid="001fdc0b" officeooo:paragraph-rsid="001e409d" style:letter-kerning="false" style:font-name-asian="Times New Roman" style:font-size-asian="18pt" style:font-weight-asian="bold" style:font-size-complex="18pt"/>
    </style:style>
    <style:style style:name="P33" style:family="paragraph" style:parent-style-name="Normal">
      <style:paragraph-properties fo:margin-top="0.1665in" fo:margin-bottom="0.0417in" style:contextual-spacing="false" fo:text-align="center" style:justify-single-word="false"/>
      <style:text-properties fo:color="#44546a" loext:opacity="100%" style:font-name="Times New Roman" fo:font-size="18pt" fo:font-weight="bold" officeooo:rsid="002ec0ea" officeooo:paragraph-rsid="002ec0ea" style:font-name-asian="Helvetica" style:font-size-asian="18pt" style:font-weight-asian="bold" style:font-size-complex="18pt"/>
    </style:style>
    <style:style style:name="P34" style:family="paragraph">
      <loext:graphic-properties draw:fill="none"/>
    </style:style>
    <style:style style:name="T1" style:family="text">
      <style:text-properties fo:color="#000000" loext:opacity="100%" style:font-name="Times New Roman" fo:font-size="12pt" fo:font-weight="bold" officeooo:rsid="001e409d" style:font-name-asian="Helvetica" style:font-size-asian="12pt" style:font-weight-asian="bold"/>
    </style:style>
    <style:style style:name="T2" style:family="text">
      <style:text-properties fo:color="#595959" loext:opacity="100%" style:font-name="Times New Roman" fo:font-size="12pt" fo:letter-spacing="0.0035in" fo:font-style="italic" fo:font-weight="bold" officeooo:rsid="001fdc0b" style:letter-kerning="true" style:font-name-asian="Helvetica" style:font-size-asian="12pt" style:font-style-asian="italic" style:font-weight-asian="bold" style:font-size-complex="26pt"/>
    </style:style>
    <style:style style:name="T3" style:family="text">
      <style:text-properties fo:color="#595959" loext:opacity="100%" style:font-name="Times New Roman" fo:font-size="12pt" fo:letter-spacing="0.0035in" fo:font-style="italic" fo:font-weight="bold" officeooo:rsid="0020b13c" style:letter-kerning="true" style:font-name-asian="Helvetica" style:font-size-asian="12pt" style:font-style-asian="italic" style:font-weight-asian="bold" style:font-size-complex="26pt"/>
    </style:style>
    <style:style style:name="T4" style:family="text">
      <style:text-properties fo:color="#595959" loext:opacity="100%" style:font-name="Times New Roman" fo:font-size="12pt" fo:letter-spacing="0.0035in" fo:font-style="italic" fo:font-weight="bold" officeooo:rsid="0024229c" style:letter-kerning="true" style:font-name-asian="Helvetica" style:font-size-asian="12pt" style:font-style-asian="italic" style:font-weight-asian="bold" style:font-size-complex="26pt"/>
    </style:style>
    <style:style style:name="T5" style:family="text">
      <style:text-properties fo:color="#595959" loext:opacity="100%" style:font-name="Times New Roman" fo:font-size="12pt" fo:letter-spacing="0.0035in" fo:font-style="italic" fo:font-weight="bold" officeooo:rsid="002824f8" style:letter-kerning="true" style:font-name-asian="Helvetica" style:font-size-asian="12pt" style:font-style-asian="italic" style:font-weight-asian="bold" style:font-size-complex="26pt"/>
    </style:style>
    <style:style style:name="T6" style:family="text">
      <style:text-properties fo:color="#595959" loext:opacity="100%" style:font-name="Times New Roman" fo:font-size="12pt" fo:letter-spacing="0.0035in" fo:font-weight="bold" style:letter-kerning="true" style:font-name-asian="Helvetica" style:font-size-asian="12pt" style:font-weight-asian="bold" style:font-size-complex="26pt"/>
    </style:style>
    <style:style style:name="T7" style:family="text">
      <style:text-properties fo:color="#595959" loext:opacity="100%" style:font-name="Times New Roman" fo:font-size="12pt" fo:letter-spacing="0.0035in" fo:font-weight="bold" officeooo:rsid="001fdc0b" style:letter-kerning="true" style:font-name-asian="Helvetica" style:font-size-asian="12pt" style:font-weight-asian="bold" style:font-size-complex="26pt"/>
    </style:style>
    <style:style style:name="T8" style:family="text">
      <style:text-properties fo:color="#595959" loext:opacity="100%" style:font-name="Times New Roman" fo:font-size="12pt" fo:letter-spacing="0.0035in" style:text-underline-style="solid" style:text-underline-width="auto" style:text-underline-color="font-color" fo:font-weight="bold" officeooo:rsid="001fdc0b" style:letter-kerning="true" style:font-name-asian="Helvetica" style:font-size-asian="12pt" style:font-weight-asian="bold" style:font-size-complex="26pt"/>
    </style:style>
    <style:style style:name="T9" style:family="text">
      <style:text-properties fo:color="#595959" loext:opacity="100%" style:font-name="Times New Roman" fo:font-size="12pt" fo:letter-spacing="0.0035in" style:text-underline-style="solid" style:text-underline-width="auto" style:text-underline-color="font-color" fo:font-weight="bold" officeooo:rsid="002824f8" style:letter-kerning="true" style:font-name-asian="Helvetica" style:font-size-asian="12pt" style:font-weight-asian="bold" style:font-size-complex="26pt"/>
    </style:style>
    <style:style style:name="T10" style:family="text">
      <style:text-properties officeooo:rsid="001e409d"/>
    </style:style>
    <style:style style:name="T11" style:family="text">
      <style:text-properties officeooo:rsid="001fdc0b" style:font-name-complex="Times New Roman" style:font-weight-complex="normal"/>
    </style:style>
    <style:style style:name="T12" style:family="text">
      <style:text-properties officeooo:rsid="0024f93d" style:font-name-complex="Times New Roman" style:font-weight-complex="normal"/>
    </style:style>
    <style:style style:name="T13" style:family="text">
      <style:text-properties officeooo:rsid="002824f8" style:font-name-complex="Times New Roman" style:font-weight-complex="normal"/>
    </style:style>
    <style:style style:name="T14" style:family="text">
      <style:text-properties officeooo:rsid="0020c8cd"/>
    </style:style>
    <style:style style:name="T15" style:family="text">
      <style:text-properties officeooo:rsid="00223756"/>
    </style:style>
    <style:style style:name="T16" style:family="text">
      <style:text-properties officeooo:rsid="0024f93d"/>
    </style:style>
    <style:style style:name="T17" style:family="text">
      <style:text-properties officeooo:rsid="00268b16"/>
    </style:style>
    <style:style style:name="T18" style:family="text">
      <style:text-properties officeooo:rsid="002824f8"/>
    </style:style>
    <style:style style:name="T19" style:family="text">
      <style:text-properties fo:letter-spacing="0.0035in" style:letter-kerning="true"/>
    </style:style>
    <style:style style:name="T20" style:family="text">
      <style:text-properties fo:letter-spacing="0.0035in" officeooo:rsid="001e409d" style:letter-kerning="true" style:font-size-complex="26pt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officeooo:rsid="001fdc0b" style:font-weight-asian="bold" style:font-name-complex="Times New Roman" style:font-weight-complex="normal"/>
    </style:style>
    <style:style style:name="T23" style:family="text">
      <style:text-properties fo:font-weight="bold" officeooo:rsid="0024f93d" style:font-weight-asian="bold" style:font-name-complex="Times New Roman" style:font-weight-complex="normal"/>
    </style:style>
    <style:style style:name="T24" style:family="text">
      <style:text-properties fo:font-weight="bold" officeooo:rsid="002824f8" style:font-weight-asian="bold" style:font-name-complex="Times New Roman" style:font-weight-complex="normal"/>
    </style:style>
    <style:style style:name="T25" style:family="text">
      <style:text-properties fo:letter-spacing="-0.0035in" style:letter-kerning="false" style:font-name-asian="Times New Roman"/>
    </style:style>
    <style:style style:name="T26" style:family="text">
      <style:text-properties officeooo:rsid="002bb646"/>
    </style:style>
    <style:style style:name="T27" style:family="text">
      <style:text-properties officeooo:rsid="002ec0ea"/>
    </style:style>
    <style:style style:name="T28" style:family="text">
      <style:text-properties officeooo:rsid="002fbfc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1in" fo:padding-right="0.1in" fo:padding-top="0.05in" fo:padding-bottom="0.05in" fo:border="none" style:writing-mode="lr-tb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#44546a" style:background-transparency="0%" draw:fill="solid" draw:fill-color="#44546a" draw:opacity="100%" fo:padding-left="0.1in" fo:padding-right="0.1in" fo:padding-top="0.05in" fo:padding-bottom="0.05in" fo:border="none" style:writing-mode="lr-tb"/>
    </style:style>
    <style:style style:name="fr3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1in" fo:padding-right="0.1in" fo:padding-top="0.05in" fo:padding-bottom="0.05in" fo:border="none" style:writing-mode="lr-tb"/>
    </style:style>
    <style:style style:name="fr4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#d8d8d8" style:background-transparency="0%" draw:fill="solid" draw:fill-color="#d8d8d8" draw:opacity="100%" fo:padding-left="0.1in" fo:padding-right="0.1in" fo:padding-top="0.05in" fo:padding-bottom="0.05in" fo:border="none" style:writing-mode="lr-tb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02in" svg:stroke-color="#ffffff" svg:stroke-opacity="100%" draw:stroke-linejoin="round" draw:fill="none" fo:padding-top="-0.0016in" fo:padding-bottom="-0.0016in" fo:padding-left="-0.0016in" fo:padding-right="-0.0016in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draw:frame draw:style-name="fr4" draw:name="Text Box 2" text:anchor-type="paragraph" svg:x="5.5535in" svg:y="1.611in" svg:width="2.2228in" style:rel-width="scale" svg:height="8.0571in" style:rel-height="scale" draw:z-index="5"><draw:text-box><text:p text:style-name="P4">Kontakt</text:p><text:p text:style-name="P5"/><text:p text:style-name="P6"/><text:p text:style-name="P7"><text:span text:style-name="T10">Okrov</text:span><text:span text:style-name="T20">á</text:span><text:span text:style-name="T10"> 939/15</text:span> <text:s/></text:p><text:p text:style-name="P7"><text:span text:style-name="T10">Praha 4 – Libu</text:span><text:span text:style-name="T18">š</text:span><text:span text:style-name="T10"> 14200</text:span> <text:s text:c="2"/></text:p><text:p text:style-name="P14"><text:span text:style-name="Default_20_Paragraph_20_Font"><text:span text:style-name="T1">732 668 981</text:span></text:span></text:p><text:p text:style-name="P9">vitek.borovsky@gmail.com</text:p><text:p text:style-name="P10"/><text:p text:style-name="P8"/></draw:text-box></draw:frame><draw:frame draw:style-name="fr3" draw:name="Text Box 22" text:anchor-type="paragraph" svg:x="3.0047in" svg:y="0.2953in" svg:width="4.6327in" style:rel-width="scale" svg:height="1.3165in" style:rel-height="scale" draw:z-index="6"><draw:text-box><text:p text:style-name="P2"/><text:p text:style-name="P2"/><text:p text:style-name="P3">Student s maturitn<text:span text:style-name="T18">í</text:span> zkou<text:span text:style-name="T18">š</text:span>kou, </text:p><text:p text:style-name="P3">nastupuj<text:span text:style-name="T18">í</text:span>ci na MatFyz – katedr<text:span text:style-name="T18">u</text:span> IT</text:p><text:p text:style-name="P2"/><text:p text:style-name="Normal"/></draw:text-box></draw:frame><draw:frame draw:style-name="fr2" draw:name="Text Box 23" text:anchor-type="paragraph" svg:x="0.1083in" svg:y="0.2953in" svg:width="2.8972in" style:rel-width="scale" svg:height="1.3165in" style:rel-height="scale" draw:z-index="4"><draw:text-box><text:p text:style-name="P13">V<text:span text:style-name="T18">í</text:span>t</text:p><text:p text:style-name="P13">Borovsk<text:span text:style-name="T18">ý</text:span></text:p><text:p text:style-name="P11"/><text:p text:style-name="P12"/></draw:text-box></draw:frame><draw:frame draw:style-name="fr1" draw:name="Text Box 21" text:anchor-type="paragraph" svg:x="0.0126in" svg:y="1.611in" svg:width="5.5417in" style:rel-width="scale" svg:height="8.139in" style:rel-height="scale" draw:z-index="0"><draw:text-box><text:p text:style-name="P32">Zkušenosti</text:p><text:h text:style-name="P29" text:outline-level="3">Matematick<text:span text:style-name="T21">á</text:span> olympiada</text:h><text:list xml:id="list3857272876" text:style-name="LFO1"><text:list-item><text:p text:style-name="P15">Uspěšný řešitel Matematické olympíady statního kola <text:span text:style-name="T17">kategorie </text:span><text:span text:style-name="T26">C</text:span></text:p></text:list-item></text:list><text:h text:style-name="P30" text:outline-level="3"><text:span text:style-name="T11">Pravideln</text:span><text:span text:style-name="T22">á</text:span><text:span text:style-name="T11"> </text:span><text:span text:style-name="T22">úč</text:span><text:span text:style-name="T11">ast na </text:span><text:span text:style-name="T12">soust</text:span><text:span text:style-name="T23">ř</text:span><text:span text:style-name="T12">ed</text:span><text:span text:style-name="T23">ě</text:span><text:span text:style-name="T12">n</text:span><text:span text:style-name="T13">í</text:span><text:span text:style-name="T12"> konan</text:span><text:span text:style-name="T23">é</text:span><text:span text:style-name="T24">m</text:span><text:span text:style-name="T11"> MatFyz</text:span><text:span text:style-name="T12">em</text:span><text:span text:style-name="T11"><text:tab/></text:span></text:h><text:list xml:id="list190543424293880" text:continue-numbering="true" text:style-name="LFO1"><text:list-item><text:p text:style-name="P15">3x učastn<text:span text:style-name="T18">í</text:span>k soustře<text:span text:style-name="T28">dě</text:span>n<text:span text:style-name="T18">í</text:span> konané MatFyzem <text:span text:style-name="T17">zameřeném na matematiku, fyzika a informatiky</text:span></text:p><text:p text:style-name="P15"/></text:list-item></text:list><text:p text:style-name="P25">Vzd<text:span text:style-name="T25">ě</text:span>l<text:span text:style-name="T25">á</text:span>n<text:span text:style-name="T25">í</text:span></text:p><text:p text:style-name="P28"><text:span text:style-name="Default_20_Paragraph_20_Font"><text:span text:style-name="T7">G</text:span></text:span><text:span text:style-name="Default_20_Paragraph_20_Font"><text:span text:style-name="T8">ymnázium P</text:span></text:span><text:span text:style-name="Default_20_Paragraph_20_Font"><text:span text:style-name="T9">í</text:span></text:span><text:span text:style-name="Default_20_Paragraph_20_Font"><text:span text:style-name="T8">snicka</text:span></text:span><text:span text:style-name="Default_20_Paragraph_20_Font"><text:span text:style-name="T6"> <text:line-break/></text:span></text:span><text:span text:style-name="Default_20_Paragraph_20_Font"><text:span text:style-name="T7">M</text:span></text:span><text:span text:style-name="Default_20_Paragraph_20_Font"><text:span text:style-name="T2">aturit</text:span></text:span><text:span text:style-name="Default_20_Paragraph_20_Font"><text:span text:style-name="T5">ní</text:span></text:span><text:span text:style-name="Default_20_Paragraph_20_Font"><text:span text:style-name="T2"> </text:span></text:span><text:span text:style-name="Default_20_Paragraph_20_Font"><text:span text:style-name="T3">zkouška- </text:span></text:span><text:span text:style-name="Default_20_Paragraph_20_Font"><text:span text:style-name="T4">2022</text:span></text:span></text:p><text:p text:style-name="P26">Znalosti</text:p><text:list xml:id="list190543780969160" text:continue-numbering="true" text:style-name="LFO1"><text:list-item><text:p text:style-name="P17">Python – mirně pokročilá znalost</text:p></text:list-item><text:list-item><text:p text:style-name="P17">Html – <text:span text:style-name="T16">zakladní znalost</text:span></text:p></text:list-item><text:list-item><text:p text:style-name="P18">Css – <text:span text:style-name="T16">zakladní znalost</text:span></text:p></text:list-item><text:list-item><text:p text:style-name="P18">Lua – <text:span text:style-name="T16">zakladní znalost</text:span></text:p></text:list-item><text:list-item><text:p text:style-name="P15">Windows – pokročilá znalost</text:p></text:list-item><text:list-item><text:p text:style-name="P16">Linux <text:s/>– <text:span text:style-name="T15">mirně </text:span>pokroč<text:span text:style-name="T18">ilá</text:span> znalost</text:p></text:list-item><text:list-item><text:p text:style-name="P24">Microsoft office + <text:span text:style-name="T27">L</text:span>ibre office – pokročilá znalost</text:p><text:p text:style-name="P15"/></text:list-item></text:list><text:p text:style-name="P33">Ciz<text:span text:style-name="T19">í</text:span> jazyky</text:p><text:list xml:id="list190542469059899" text:continue-numbering="true" text:style-name="LFO1"><text:list-item><text:p text:style-name="P19">Angličtina – <text:span text:style-name="T14">C1 s Cambrage zkouskou (CAE)</text:span></text:p></text:list-item><text:list-item><text:p text:style-name="P20">Němcina – A2 – zakladni znalosti</text:p><text:p text:style-name="P20"/><text:p text:style-name="P27">Ostatn<text:span text:style-name="T18">í</text:span> zajm<text:span text:style-name="T15">y</text:span></text:p></text:list-item><text:list-item><text:p text:style-name="P21">Rád potkávam nové lidi, predevším z ciz<text:span text:style-name="T18">íc</text:span>h zemí</text:p></text:list-item><text:list-item><text:p text:style-name="P23">Řešení problémů</text:p><text:p text:style-name="P22"/></text:list-item></text:list></draw:text-box></draw:frame><draw:g text:anchor-type="paragraph" draw:z-index="3" draw:name="Group 28" draw:style-name="gr1"><draw:connector draw:name="AutoShape 26" draw:style-name="gr2" draw:text-style-name="P34" draw:type="line" svg:x1="0.4209in" svg:y1="-2.3984in" svg:x2="0.1209in" svg:y2="-2.3984in" svg:d="M1069-6092h-762" svg:viewBox="0 0 764 2"><text:p/></draw:connector><draw:connector draw:name="AutoShape 27" draw:style-name="gr2" draw:text-style-name="P34" draw:type="line" svg:x1="1.9461in" svg:y1="-2.3984in" svg:x2="1.6461in" svg:y2="-2.3984in" svg:d="M4943-6092h-762" svg:viewBox="0 0 764 2"><text:p/></draw:connector></draw:g><draw:g text:anchor-type="paragraph" draw:z-index="2" draw:name="Group 24" draw:style-name="gr1"><draw:connector draw:name="AutoShape 22" draw:style-name="gr2" draw:text-style-name="P34" draw:type="line" svg:x1="0.4874in" svg:y1="-3.9661in" svg:x2="0.1874in" svg:y2="-3.9661in" svg:d="M1238-10074h-762" svg:viewBox="0 0 764 2"><text:p/></draw:connector><draw:connector draw:name="AutoShape 23" draw:style-name="gr2" draw:text-style-name="P34" draw:type="line" svg:x1="1.8791in" svg:y1="-3.9661in" svg:x2="1.5791in" svg:y2="-3.9661in" svg:d="M4773-10074h-762" svg:viewBox="0 0 764 2"><text:p/></draw:connector></draw:g><draw:g text:anchor-type="paragraph" draw:z-index="1" draw:name="Group 16" draw:style-name="gr1"><draw:connector draw:name="AutoShape 14" draw:style-name="gr2" draw:text-style-name="P34" draw:type="line" svg:x1="0.5709in" svg:y1="-7.1744in" svg:x2="0.2709in" svg:y2="-7.1744in" svg:d="M1450-18223h-762" svg:viewBox="0 0 764 2"><text:p/></draw:connector><draw:connector draw:name="AutoShape 15" draw:style-name="gr2" draw:text-style-name="P34" draw:type="line" svg:x1="1.7961in" svg:y1="-7.1744in" svg:x2="1.4961in" svg:y2="-7.1744in" svg:d="M4562-18223h-762" svg:viewBox="0 0 764 2"><text:p/></draw:connector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Helvetica" svg:font-family="Helvetic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mbria" fo:font-size="10pt" fo:letter-spacing="normal" fo:language="en" fo:country="US" fo:font-style="normal" style:text-underline-style="none" fo:font-weight="normal" style:letter-kerning="false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mbria" fo:font-size="10pt" fo:letter-spacing="normal" fo:language="en" fo:country="US" fo:font-style="normal" style:text-underline-style="none" fo:font-weight="normal" style:letter-kerning="false" fo:background-color="transparent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1665in" fo:margin-bottom="0.0417in" style:contextual-spacing="false" fo:hyphenation-ladder-count="no-limit" fo:keep-with-next="always"/>
      <style:text-properties style:use-window-font-color="true" loext:opacity="0%" style:font-name="Arial" fo:font-family="Arial" style:font-family-generic="swiss" style:font-pitch="variable" fo:font-size="11pt" fo:letter-spacing="normal" fo:font-weight="bold" style:letter-kerning="fals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3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color="#17365d" loext:opacity="100%" fo:font-size="26pt" fo:letter-spacing="0.0035in" style:letter-kerning="true" style:font-size-asian="26pt" style:font-size-complex="26pt" fo:hyphenate="false" loext:hyphenation-no-caps="false"/>
    </style:style>
    <style:style style:name="Bulleted_20_List" style:display-name="Bulleted List" style:family="paragraph" style:parent-style-name="Body_20_Text" style:list-style-name="LFO1">
      <style:paragraph-properties fo:margin-top="0in" fo:margin-bottom="0.028in" style:contextual-spacing="false" style:line-height-at-least="0.1528in" fo:hyphenation-ladder-count="no-limit">
        <style:tab-stops/>
      </style:paragraph-properties>
      <style:text-properties style:use-window-font-color="true" loext:opacity="0%" style:font-name="Arial" fo:font-family="Arial" style:font-family-generic="swiss" style:font-pitch="variable" fo:font-size="10pt" fo:letter-spacing="-0.0035in" style:letter-kerning="false" style:font-name-asian="Times New Roman" style:font-family-asian="'Times New Roman'" style:font-family-generic-asian="roman" style:font-pitch-asian="variable" style:font-size-asian="10pt" style:font-size-complex="10pt" fo:hyphenate="false" loext:hyphenation-no-caps="false"/>
    </style:style>
    <style:style style:name="Body_20_Text" style:display-name="Body Text" style:family="paragraph" style:parent-style-name="Normal">
      <style:paragraph-properties fo:margin-top="0in" fo:margin-bottom="0.0835in" style:contextual-spacing="false" fo:hyphenation-ladder-count="no-limit"/>
      <style:text-properties fo:hyphenate="false" loext:hyphenation-no-caps="false"/>
    </style:style>
    <style:style style:name="Bulleted_20_List_20_1" style:display-name="Bulleted List 1" style:family="paragraph" style:parent-style-name="Bulleted_20_List" style:list-style-name="LFO1">
      <style:paragraph-properties fo:margin-top="0.1665in" fo:margin-bottom="0in" style:contextual-spacing="false" fo:hyphenation-ladder-count="no-limit"/>
      <style:text-properties fo:hyphenate="false" loext:hyphenation-no-caps="false"/>
    </style:style>
    <style:style style:name="Body_20_Text_20_1" style:display-name="Body Text 1" style:family="paragraph" style:parent-style-name="Normal" style:next-style-name="Normal">
      <style:paragraph-properties fo:margin-top="0.1665in" fo:margin-bottom="0.028in" style:contextual-spacing="false" style:line-height-at-least="0.1528in" fo:hyphenation-ladder-count="no-limit">
        <style:tab-stops>
          <style:tab-stop style:position="1.5in"/>
          <style:tab-stop style:position="4.5in" style:type="right"/>
        </style:tab-stops>
      </style:paragraph-properties>
      <style:text-properties style:use-window-font-color="true" loext:opacity="0%" style:font-name="Arial" fo:font-family="Arial" style:font-family-generic="swiss" style:font-pitch="variable" fo:font-size="10pt" fo:letter-spacing="normal" style:letter-kerning="false" style:font-name-asian="Times New Roman" style:font-family-asian="'Times New Roman'" style:font-family-generic-asian="roman" style:font-pitch-asian="variable" style:font-size-asian="10pt" style:font-size-complex="10pt" fo:hyphenate="false" loext:hyphenation-no-caps="false"/>
    </style:style>
    <style:style style:name="Company_20_Name_20_1" style:display-name="Company Name 1" style:family="paragraph" style:parent-style-name="Body_20_Text_20_1">
      <style:paragraph-properties fo:text-align="center" style:justify-single-word="false" fo:hyphenation-ladder-count="no-limit"/>
      <style:text-properties fo:hyphenate="false" loext:hyphenation-no-caps="false"/>
    </style:style>
    <style:style style:name="Company_20_Address_20_1" style:display-name="Company Address 1" style:family="paragraph" style:parent-style-name="Body_20_Text_20_3">
      <style:paragraph-properties fo:margin-top="0.1665in" fo:margin-bottom="0.028in" style:contextual-spacing="false" fo:text-align="end" style:justify-single-word="false" fo:hyphenation-ladder-count="no-limit"/>
      <style:text-properties style:use-window-font-color="true" loext:opacity="0%" style:font-name="Arial" fo:font-family="Arial" style:font-family-generic="swiss" style:font-pitch="variable" fo:font-size="10pt" fo:letter-spacing="normal" style:letter-kerning="false" style:font-name-asian="Times New Roman" style:font-family-asian="'Times New Roman'" style:font-family-generic-asian="roman" style:font-pitch-asian="variable" style:font-size-asian="10pt" fo:hyphenate="false" loext:hyphenation-no-caps="false"/>
    </style:style>
    <style:style style:name="Body_20_Text_20_3" style:display-name="Body Text 3" style:family="paragraph" style:parent-style-name="Normal">
      <style:paragraph-properties fo:margin-top="0in" fo:margin-bottom="0.0835in" style:contextual-spacing="false" fo:hyphenation-ladder-count="no-limit"/>
      <style:text-properties fo:font-size="8pt" style:font-size-asian="8pt" style:font-size-complex="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loext:hyphenation-no-caps="false"/>
    </style:style>
    <style:style style:name="No_20_Spacing" style:display-name="No Spacing" style:family="paragraph">
      <style:paragraph-properties fo:hyphenation-ladder-count="no-limit"/>
      <style:text-properties fo:color="#17365d" loext:opacity="100%" fo:font-size="26pt" fo:letter-spacing="0.0035in" style:letter-kerning="true" style:font-size-asian="26pt" style:font-size-complex="26pt" fo:hyphenate="false" loext:hyphenation-no-caps="false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Strong" style:family="text">
      <style:text-properties fo:font-weight="bold" style:font-weight-asian="bold" style:font-weight-complex="bold"/>
    </style:style>
    <style:style style:name="Heading_20_3_20_Char" style:display-name="Heading 3 Char" style:family="text">
      <style:text-properties style:font-name="Arial" fo:font-family="Arial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Body_20_Text_20_Char" style:display-name="Body Text Char" style:family="text">
      <style:text-properties fo:color="#17365d" loext:opacity="100%" fo:font-size="26pt" fo:letter-spacing="0.0035in" style:letter-kerning="true" style:font-size-asian="26pt" style:font-size-complex="26pt"/>
    </style:style>
    <style:style style:name="Body_20_Text_20_3_20_Char" style:display-name="Body Text 3 Char" style:family="text">
      <style:text-properties fo:color="#17365d" loext:opacity="100%" fo:font-size="8pt" fo:letter-spacing="0.0035in" style:letter-kerning="true" style:font-size-asian="8pt" style:font-size-complex="8pt"/>
    </style:style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FO1">
      <text:list-level-style-bullet text:level="1" text:style-name="WW_5f_CharLFO1LVL1" loext:num-list-format="%1%" text:bullet-char="">
        <style:list-level-properties text:list-level-position-and-space-mode="label-alignment">
          <style:list-level-label-alignment text:label-followed-by="listtab" fo:text-indent="-0.1701in" fo:margin-left="0.1701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Arial" fo:font-size="10pt" style:font-size-asian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4374in" fo:margin-right="0.43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17365d"/>
      </style:page-layout-properties>
      <style:header-style/>
      <style:footer-style>
        <style:header-footer-properties fo:min-height="0.25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title>Instant Resume Templates:  Teenager Resume</dc:title>
    <dc:description>Instant Resume Templates by Savetz Publishing, Inc. Download an instant resume template, open it in Microsoft Word, enter your information to customize it, and print your Instant Resume.</dc:description>
    <dc:subject>instant resume templates</dc:subject>
    <meta:keyword>instant resume templates doc</meta:keyword>
    <meta:initial-creator>Savetz Publishing, Inc.</meta:initial-creator>
    <meta:creation-date>2019-01-31T09:36:00Z</meta:creation-date>
    <dc:date>2022-07-01T18:59:27.164372935</dc:date>
    <meta:print-date>2022-07-01T19:03:28.936748065</meta:print-date>
    <meta:editing-cycles>17</meta:editing-cycles>
    <meta:editing-duration>PT10H19M42S</meta:editing-duration>
    <meta:document-statistic meta:table-count="0" meta:image-count="0" meta:object-count="0" meta:page-count="1" meta:paragraph-count="34" meta:word-count="126" meta:character-count="829" meta:non-whitespace-character-count="730"/>
    <meta:template xlink:type="simple" xlink:actuate="onRequest" xlink:title="" xlink:href="../Resume_For_Teens.odt/Normal.dotm"/>
  </office:meta>
</office:document-meta>
</file>